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Inconsolata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35ed" officeooo:paragraph-rsid="000a35ed"/>
    </style:style>
    <style:style style:name="P2" style:family="paragraph" style:parent-style-name="Standard">
      <style:text-properties style:font-name="Liberation Mono" fo:font-size="10pt" officeooo:rsid="000a3da5" officeooo:paragraph-rsid="000db072" style:font-name-asian="Nimbus Mono L" style:font-size-asian="10pt" style:font-name-complex="Liberation Mono" style:font-size-complex="10pt"/>
    </style:style>
    <style:style style:name="P3" style:family="paragraph" style:parent-style-name="Standard">
      <style:text-properties style:font-name="Liberation Mono" fo:font-size="10pt" officeooo:rsid="0010b9d7" officeooo:paragraph-rsid="0010b9d7" style:font-name-asian="Nimbus Mono L" style:font-size-asian="10pt" style:font-name-complex="Liberation Mono" style:font-size-complex="10pt"/>
    </style:style>
    <style:style style:name="P4" style:family="paragraph" style:parent-style-name="Standard">
      <style:text-properties style:font-name="Liberation Mono" fo:font-size="10pt" officeooo:rsid="0011cb38" officeooo:paragraph-rsid="0011cb38" style:font-name-asian="Nimbus Mono L" style:font-size-asian="10pt" style:font-name-complex="Liberation Mono" style:font-size-complex="10pt"/>
    </style:style>
    <style:style style:name="P5" style:family="paragraph" style:parent-style-name="Standard">
      <style:text-properties style:font-name="Liberation Mono" fo:font-size="10pt" officeooo:rsid="0015f0b0" officeooo:paragraph-rsid="0010b9d7" style:font-name-asian="Nimbus Mono L" style:font-size-asian="10pt" style:font-name-complex="Liberation Mono" style:font-size-complex="10pt"/>
    </style:style>
    <style:style style:name="P6" style:family="paragraph" style:parent-style-name="Standard">
      <style:text-properties style:font-name="Liberation Mono" fo:font-size="10pt" officeooo:rsid="00186120" officeooo:paragraph-rsid="00186120" style:font-name-asian="Nimbus Mono L" style:font-size-asian="10pt" style:font-name-complex="Liberation Mono" style:font-size-complex="10pt"/>
    </style:style>
    <style:style style:name="P7" style:family="paragraph" style:parent-style-name="Standard">
      <style:text-properties style:font-name="Liberation Mono" fo:font-size="10pt" officeooo:rsid="0016b7c5" officeooo:paragraph-rsid="0016b7c5" style:font-name-asian="Nimbus Mono L" style:font-size-asian="10pt" style:font-name-complex="Liberation Mono" style:font-size-complex="10pt"/>
    </style:style>
    <style:style style:name="P8" style:family="paragraph" style:parent-style-name="Standard">
      <style:text-properties style:font-name="Liberation Mono" fo:font-size="10pt" officeooo:rsid="001b1d6b" officeooo:paragraph-rsid="001b1d6b" style:font-name-asian="Nimbus Mono L" style:font-size-asian="10pt" style:font-name-complex="Liberation Mono" style:font-size-complex="10pt"/>
    </style:style>
    <style:style style:name="P9" style:family="paragraph" style:parent-style-name="Standard">
      <style:text-properties style:font-name="Liberation Mono" fo:font-size="10pt" officeooo:rsid="00204360" officeooo:paragraph-rsid="001b1d6b" style:font-name-asian="Nimbus Mono L" style:font-size-asian="10pt" style:font-name-complex="Liberation Mono" style:font-size-complex="10pt"/>
    </style:style>
    <style:style style:name="P10" style:family="paragraph" style:parent-style-name="Standard">
      <style:text-properties style:font-name="Liberation Mono" fo:font-size="10pt" officeooo:rsid="0020c050" officeooo:paragraph-rsid="0020c050" style:font-name-asian="Nimbus Mono L" style:font-size-asian="10pt" style:font-name-complex="Liberation Mono" style:font-size-complex="10pt"/>
    </style:style>
    <style:style style:name="P11" style:family="paragraph" style:parent-style-name="Standard">
      <style:text-properties style:font-name="Liberation Mono" fo:font-size="10pt" officeooo:rsid="0025554b" officeooo:paragraph-rsid="0025554b" style:font-name-asian="Nimbus Mono L" style:font-size-asian="10pt" style:font-name-complex="Liberation Mono" style:font-size-complex="10pt"/>
    </style:style>
    <style:style style:name="P12" style:family="paragraph" style:parent-style-name="Standard">
      <style:text-properties fo:font-size="14pt" officeooo:rsid="000a35ed" officeooo:paragraph-rsid="000a35ed" style:font-size-asian="14pt" style:font-size-complex="14pt"/>
    </style:style>
    <style:style style:name="P13" style:family="paragraph" style:parent-style-name="Preformatted_20_Text">
      <style:text-properties officeooo:rsid="000a35ed" officeooo:paragraph-rsid="000a35ed"/>
    </style:style>
    <style:style style:name="P14" style:family="paragraph" style:parent-style-name="Preformatted_20_Text">
      <style:text-properties officeooo:rsid="000a3da5" officeooo:paragraph-rsid="000a3da5"/>
    </style:style>
    <style:style style:name="P15" style:family="paragraph" style:parent-style-name="Preformatted_20_Text">
      <style:text-properties officeooo:paragraph-rsid="000d1761"/>
    </style:style>
    <style:style style:name="P16" style:family="paragraph" style:parent-style-name="Preformatted_20_Text">
      <style:text-properties officeooo:paragraph-rsid="0011cb38"/>
    </style:style>
    <style:style style:name="T1" style:family="text">
      <style:text-properties style:font-name="Consolas" officeooo:rsid="000d1761" fo:background-color="#f8f8f8" loext:char-shading-value="0" loext:padding="0.049cm" loext:border="0.06pt solid #eaeaea"/>
    </style:style>
    <style:style style:name="T2" style:family="text">
      <style:text-properties style:font-name="Consolas" officeooo:rsid="000a35ed" fo:background-color="#f8f8f8" loext:char-shading-value="0" loext:padding="0.049cm" loext:border="0.06pt solid #eaeaea"/>
    </style:style>
    <style:style style:name="T3" style:family="text">
      <style:text-properties style:font-name="Consolas" officeooo:rsid="0011cb38" fo:background-color="#f8f8f8" loext:char-shading-value="0" loext:padding="0.049cm" loext:border="0.06pt solid #eaeaea"/>
    </style:style>
    <style:style style:name="T4" style:family="text">
      <style:text-properties style:font-name="Consolas" officeooo:rsid="0014db39" fo:background-color="#f8f8f8" loext:char-shading-value="0" loext:padding="0.049cm" loext:border="0.06pt solid #eaeaea"/>
    </style:style>
    <style:style style:name="T5" style:family="text">
      <style:text-properties officeooo:rsid="001390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ommandes ROS</text:p>
      <text:p text:style-name="P1"/>
      <text:p text:style-name="P13">catkin_make</text:p>
      <text:p text:style-name="P13">source devel/setup.bash</text:p>
      <text:p text:style-name="P16"><text:span text:style-name="Source_20_Text"><text:span text:style-name="T3">roscore</text:span></text:span></text:p>
      <text:p text:style-name="P15"><text:span text:style-name="Source_20_Text"><text:span text:style-name="T2">roslaunch /chemin/vers/feet_force_ </text:span></text:span><text:span text:style-name="Source_20_Text"><text:span text:style-name="T1">ici : </text:span></text:span></text:p>
      <text:p text:style-name="P15"><text:span text:style-name="Source_20_Text"><text:span text:style-name="T1"><text:tab/>roslaunch /home/henry/Documents/Projet_Dep_Info/src/projection/launch/feet_force_</text:span></text:span><text:span text:style-name="Source_20_Text"><text:span text:style-name="T4">transform.launch</text:span></text:span></text:p>
      <text:p text:style-name="P14">rosrun tf view_frames</text:p>
      <text:p text:style-name="P2">rosrun tf tf_monitor /world /base_link</text:p>
      <text:p text:style-name="P4">rosparam set /use_sim_time <text:span text:style-name="T5">t</text:span>rue</text:p>
      <text:p text:style-name="P4">rosbag play --clock -l -s 30 -u 10 hexapod-2017-03-14-14-40-26.bag</text:p>
      <text:p text:style-name="P6">rosrun packet nomfichier.chmuch</text:p>
      <text:p text:style-name="P2"/>
      <text:p text:style-name="P3">lancer le roscore</text:p>
      <text:p text:style-name="P3">dire de prendre le temps de la simulation</text:p>
      <text:p text:style-name="P3">lancer le rosbag</text:p>
      <text:p text:style-name="P3">lancer le launch file pour modifier l’arborescence tf</text:p>
      <text:p text:style-name="P5">sourcer</text:p>
      <text:p text:style-name="P3">lancer ce que l’on veut !:D</text:p>
      <text:p text:style-name="P3"/>
      <text:p text:style-name="P7">wrenchStamped Message</text:p>
      <text:p text:style-name="P7"/>
      <text:p text:style-name="P8">où on en est :</text:p>
      <text:p text:style-name="P11">problème de type : must be an integer type qd on lance service puis client</text:p>
      <text:p text:style-name="P8"/>
      <text:p text:style-name="P9">ros debug / warning…</text:p>
      <text:p text:style-name="P9"/>
      <text:p text:style-name="P10">client/serveur</text:p>
      <text:p text:style-name="P10">gestion exceptions</text:p>
      <text:p text:style-name="P10">gestion changement de n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Inconsolata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09:21:14.123510211</meta:creation-date>
    <dc:date>2017-05-29T18:31:16.700012085</dc:date>
    <meta:editing-duration>PT5H45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99" meta:character-count="727" meta:non-whitespace-character-count="651"/>
  </office:meta>
</office:document-meta>
</file>